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795" officeooo:paragraph-rsid="000e4795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OPT</text:p>
      <text:p text:style-name="P1">-------------------------------------------------------------------------------------------------------</text:p>
      <text:p text:style-name="P1">*Para añadir un nuevo caso ("x"):</text:p>
      <text:p text:style-name="P1">1-añadir en instrucción c = getopt (argc,argv, "d:t:h<text:span text:style-name="T2">x:</text:span>")) !=-1) </text:p>
      <text:p text:style-name="P1">[si se tiene q recibir un texto o un numero poner ":" despues de la letra "x", como caso de "d" o "t"</text:p>
      <text:p text:style-name="P1"/>
      <text:p text:style-name="P1">2- crear un nuevo <text:span text:style-name="T2">case 'x':</text:span></text:p>
      <text:p text:style-name="P1"/>
      <text:p text:style-name="P1">3.1- Si se recibe texto : <text:span text:style-name="T2">variable = optarg;</text:span></text:p>
      <text:p text:style-name="P1">3.2- Si se recibe un numero: <text:span text:style-name="T2">variable = atoi (optarg);</text:span></text:p>
      <text:p text:style-name="P1"/>
      <text:p text:style-name="P1">4-Añadir en el case 'h' un <text:span text:style-name="T2">printf </text:span>explicando como se tiene que poner</text:p>
      <text:p text:style-name="P1"/>
      <text:p text:style-name="P1">Ejemplo de un get opt (todas las lineas tienen que ir en la funcion main): → Linea 384 captura.c</text:p>
      <text:p text:style-name="P1"><text:tab/></text:p>
      <text:p text:style-name="P1"/>
      <text:p text:style-name="P1">int c;</text:p>
      <text:p text:style-name="P1"/>
      <text:p text:style-name="P1">while ((c = getopt(argc, argv, "d:t:h")) != -1) {</text:p>
      <text:p text:style-name="P1"><text:tab/><text:tab/>switch (c) {</text:p>
      <text:p text:style-name="P1"><text:tab/><text:tab/>case 'd':</text:p>
      <text:p text:style-name="P1"><text:tab/><text:tab/><text:tab/>//printf("%s\n",argv);</text:p>
      <text:p text:style-name="P1"><text:tab/><text:tab/><text:tab/>sqlite3_close(db);</text:p>
      <text:p text:style-name="P1"><text:tab/><text:tab/><text:tab/>nom_database = optarg;</text:p>
      <text:p text:style-name="P1"><text:tab/><text:tab/><text:tab/>sprintf(basedatos,"%s.db",nom_database);<text:tab/></text:p>
      <text:p text:style-name="P1"><text:tab/><text:tab/><text:tab/>printf("S'ha cambiat la base de dades\nNova base de dades:\t%s\n",basedatos);</text:p>
      <text:p text:style-name="P1"><text:tab/><text:tab/><text:tab/></text:p>
      <text:p text:style-name="P1"><text:tab/><text:tab/><text:tab/>break;</text:p>
      <text:p text:style-name="P1"><text:tab/><text:tab/>case 't':</text:p>
      <text:p text:style-name="P1"><text:tab/><text:tab/><text:tab/>Temperatura_regulacio=atoi(optarg);</text:p>
      <text:p text:style-name="P1"><text:tab/><text:tab/><text:tab/>printf("S'ha canviat la temperatura de regulacio\nNova temperatura de regulacio:\t%d\n",Temperatura_regulacio);</text:p>
      <text:p text:style-name="P1"><text:tab/><text:tab/><text:tab/>break;</text:p>
      <text:p text:style-name="P1"><text:tab/><text:tab/>case 'h':</text:p>
      <text:p text:style-name="P1"><text:tab/><text:tab/><text:tab/>printf("\nUso: main [opciones] -n [nombre_archivo.db]...\n\n");</text:p>
      <text:p text:style-name="P1"><text:tab/><text:tab/><text:tab/>printf("-d [nom] Poner solo el nombre sin (.db) Precisa 'nombre_base_datos.db'\n");</text:p>
      <text:p text:style-name="P1"><text:tab/><text:tab/><text:tab/>printf("-t [temperatura regulacion]<text:tab/>Temperatura regulacion . Default = 10º.\n\n");</text:p>
      <text:p text:style-name="P1"><text:tab/><text:tab/><text:tab/>exit(1);</text:p>
      <text:p text:style-name="P1"><text:tab/><text:tab/>case '?':</text:p>
      <text:p text:style-name="P1"><text:tab/><text:tab/><text:tab/>printf("Opció desconeguda prem '-h' per veure l'ajuda.\n");</text:p>
      <text:p text:style-name="P1"><text:tab/><text:tab/><text:tab/>break;</text:p>
      <text:p text:style-name="P1"><text:tab/><text:tab/>default:</text:p>
      <text:p text:style-name="P1"><text:tab/><text:tab/><text:tab/>abort();</text:p>
      <text:p text:style-name="P1"><text:tab/><text:tab/>}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3:07:06.315217746</meta:creation-date>
    <dc:date>2019-01-13T13:10:15.983699656</dc:date>
    <meta:editing-duration>PT3M13S</meta:editing-duration>
    <meta:editing-cycles>1</meta:editing-cycles>
    <meta:document-statistic meta:table-count="0" meta:image-count="0" meta:object-count="0" meta:page-count="1" meta:paragraph-count="38" meta:word-count="183" meta:character-count="1424" meta:non-whitespace-character-count="1208"/>
    <meta:generator>LibreOffice/5.2.7.2$Linux_ARM_EABI LibreOffice_project/20m0$Build-2</meta:generator>
  </office:meta>
</office:document-meta>
</file>